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24-01-18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23-01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21-03-1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20-01-13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19-08-1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19-01-22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18-01-16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17-01-17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1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15-01-0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14-02-11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13-09-1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64</text:p>
          </table:table-cell>
          <table:table-cell office:value-type="string" calcext:value-type="string">
            <text:p>OGLA-077</text:p>
          </table:table-cell>
          <table:table-cell office:value-type="string" calcext:value-type="string">
            <text:p>2013-07-1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